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4.0327in" svg:y="1.2028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255.76" calcext:value-type="float">
            <text:p>255.76</text:p>
          </table:table-cell>
          <table:table-cell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07" calcext:value-type="float">
            <text:p>-207</text:p>
          </table:table-cell>
          <table:table-cell office:value-type="float" office:value="345.92" calcext:value-type="float">
            <text:p>345.92</text:p>
          </table:table-cell>
          <table:table-cell office:value-type="float" office:value="-25.76" calcext:value-type="float">
            <text:p>-25.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46" calcext:value-type="float">
            <text:p>-346</text:p>
          </table:table-cell>
          <table:table-cell office:value-type="float" office:value="156.4" calcext:value-type="float">
            <text:p>156.4</text:p>
          </table:table-cell>
          <table:table-cell office:value-type="float" office:value="-153.64" calcext:value-type="float">
            <text:p>-153.6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51" calcext:value-type="float">
            <text:p>-351</text:p>
          </table:table-cell>
          <table:table-cell office:value-type="float" office:value="74.52" calcext:value-type="float">
            <text:p>74.52</text:p>
          </table:table-cell>
          <table:table-cell office:value-type="float" office:value="-158.24" calcext:value-type="float">
            <text:p>-158.2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-300" calcext:value-type="float">
            <text:p>-300</text:p>
          </table:table-cell>
          <table:table-cell office:value-type="float" office:value="-18.4" calcext:value-type="float">
            <text:p>-18.4</text:p>
          </table:table-cell>
          <table:table-cell office:value-type="float" office:value="-111.32" calcext:value-type="float">
            <text:p>-111.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95" calcext:value-type="float">
            <text:p>-395</text:p>
          </table:table-cell>
          <table:table-cell office:value-type="float" office:value="120.52" calcext:value-type="float">
            <text:p>120.52</text:p>
          </table:table-cell>
          <table:table-cell office:value-type="float" office:value="-198.72" calcext:value-type="float">
            <text:p>-198.72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264" calcext:value-type="float">
            <text:p>-264</text:p>
          </table:table-cell>
          <table:table-cell office:value-type="float" office:value="-34.04" calcext:value-type="float">
            <text:p>-34.04</text:p>
          </table:table-cell>
          <table:table-cell office:value-type="float" office:value="-78.2" calcext:value-type="float">
            <text:p>-78.2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98" calcext:value-type="float">
            <text:p>-98</text:p>
          </table:table-cell>
          <table:table-cell office:value-type="float" office:value="-88.32" calcext:value-type="float">
            <text:p>-88.32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22" calcext:value-type="float">
            <text:p>22</text:p>
          </table:table-cell>
          <table:table-cell office:value-type="float" office:value="-75.44" calcext:value-type="float">
            <text:p>-75.44</text:p>
          </table:table-cell>
          <table:table-cell office:value-type="float" office:value="184.92" calcext:value-type="float">
            <text:p>184.9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5" calcext:value-type="float">
            <text:p>105</text:p>
          </table:table-cell>
          <table:table-cell office:value-type="float" office:value="-23" calcext:value-type="float">
            <text:p>-23</text:p>
          </table:table-cell>
          <table:table-cell office:value-type="float" office:value="261.28" calcext:value-type="float">
            <text:p>261.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53" calcext:value-type="float">
            <text:p>153</text:p>
          </table:table-cell>
          <table:table-cell office:value-type="float" office:value="73.6" calcext:value-type="float">
            <text:p>73.6</text:p>
          </table:table-cell>
          <table:table-cell office:value-type="float" office:value="305.44" calcext:value-type="float">
            <text:p>305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90.16" calcext:value-type="float">
            <text:p>90.16</text:p>
          </table:table-cell>
          <table:table-cell office:value-type="float" office:value="314.64" calcext:value-type="float">
            <text:p>314.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149.04" calcext:value-type="float">
            <text:p>149.04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55.76" calcext:value-type="float">
            <text:p>255.76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11" calcext:value-type="float">
            <text:p>-111</text:p>
          </table:table-cell>
          <table:table-cell office:value-type="float" office:value="-84.64" calcext:value-type="float">
            <text:p>-84.64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32" calcext:value-type="float">
            <text:p>-132</text:p>
          </table:table-cell>
          <table:table-cell office:value-type="float" office:value="-80.96" calcext:value-type="float">
            <text:p>-80.96</text:p>
          </table:table-cell>
          <table:table-cell office:value-type="float" office:value="43.24" calcext:value-type="float">
            <text:p>43.2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21" calcext:value-type="float">
            <text:p>-321</text:p>
          </table:table-cell>
          <table:table-cell office:value-type="float" office:value="45.08" calcext:value-type="float">
            <text:p>45.08</text:p>
          </table:table-cell>
          <table:table-cell office:value-type="float" office:value="-130.64" calcext:value-type="float">
            <text:p>-130.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77" calcext:value-type="float">
            <text:p>-277</text:p>
          </table:table-cell>
          <table:table-cell office:value-type="float" office:value="128.8" calcext:value-type="float">
            <text:p>128.8</text:p>
          </table:table-cell>
          <table:table-cell office:value-type="float" office:value="-90.16" calcext:value-type="float">
            <text:p>-90.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73" calcext:value-type="float">
            <text:p>-273</text:p>
          </table:table-cell>
          <table:table-cell office:value-type="float" office:value="276.92" calcext:value-type="float">
            <text:p>276.92</text:p>
          </table:table-cell>
          <table:table-cell office:value-type="float" office:value="-86.48" calcext:value-type="float">
            <text:p>-86.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56" calcext:value-type="float">
            <text:p>-256</text:p>
          </table:table-cell>
          <table:table-cell office:value-type="float" office:value="354.2" calcext:value-type="float">
            <text:p>354.2</text:p>
          </table:table-cell>
          <table:table-cell office:value-type="float" office:value="-70.84" calcext:value-type="float">
            <text:p>-70.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22" calcext:value-type="float">
            <text:p>-122</text:p>
          </table:table-cell>
          <table:table-cell office:value-type="float" office:value="335.8" calcext:value-type="float">
            <text:p>335.8</text:p>
          </table:table-cell>
          <table:table-cell office:value-type="float" office:value="52.44" calcext:value-type="float">
            <text:p>52.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office:value-type="float" office:value="296.24" calcext:value-type="float">
            <text:p>296.24</text:p>
          </table:table-cell>
          <table:table-cell office:value-type="float" office:value="198.72" calcext:value-type="float">
            <text:p>198.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244.72" calcext:value-type="float">
            <text:p>244.72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6.24" calcext:value-type="float">
            <text:p>296.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47.2" calcext:value-type="float">
            <text:p>147.2</text:p>
          </table:table-cell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33" calcext:value-type="float">
            <text:p>133</text:p>
          </table:table-cell>
          <table:table-cell office:value-type="float" office:value="11.04" calcext:value-type="float">
            <text:p>11.04</text:p>
          </table:table-cell>
          <table:table-cell office:value-type="float" office:value="287.04" calcext:value-type="float">
            <text:p>287.04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26" calcext:value-type="float">
            <text:p>26</text:p>
          </table:table-cell>
          <table:table-cell office:value-type="float" office:value="-72.68" calcext:value-type="float">
            <text:p>-72.68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55" calcext:value-type="float">
            <text:p>-255</text:p>
          </table:table-cell>
          <table:table-cell office:value-type="float" office:value="-23.92" calcext:value-type="float">
            <text:p>-23.92</text:p>
          </table:table-cell>
          <table:table-cell office:value-type="float" office:value="-69.92" calcext:value-type="float">
            <text:p>-69.9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274" calcext:value-type="float">
            <text:p>-274</text:p>
          </table:table-cell>
          <table:table-cell office:value-type="float" office:value="24.84" calcext:value-type="float">
            <text:p>24.84</text:p>
          </table:table-cell>
          <table:table-cell office:value-type="float" office:value="-87.4" calcext:value-type="float">
            <text:p>-87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20" calcext:value-type="float">
            <text:p>-320</text:p>
          </table:table-cell>
          <table:table-cell office:value-type="float" office:value="227.24" calcext:value-type="float">
            <text:p>227.24</text:p>
          </table:table-cell>
          <table:table-cell office:value-type="float" office:value="-129.72" calcext:value-type="float">
            <text:p>-129.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15" calcext:value-type="float">
            <text:p>-215</text:p>
          </table:table-cell>
          <table:table-cell office:value-type="float" office:value="235.52" calcext:value-type="float">
            <text:p>235.52</text:p>
          </table:table-cell>
          <table:table-cell office:value-type="float" office:value="-33.12" calcext:value-type="float">
            <text:p>-33.1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47" calcext:value-type="float">
            <text:p>147</text:p>
          </table:table-cell>
          <table:table-cell office:value-type="float" office:value="46.92" calcext:value-type="float">
            <text:p>46.92</text:p>
          </table:table-cell>
          <table:table-cell office:value-type="float" office:value="299.92" calcext:value-type="float">
            <text:p>299.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office:value-type="float" office:value="201.48" calcext:value-type="float">
            <text:p>201.48</text:p>
          </table:table-cell>
          <table:table-cell office:value-type="float" office:value="335.8" calcext:value-type="float">
            <text:p>335.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248.4" calcext:value-type="float">
            <text:p>248.4</text:p>
          </table:table-cell>
          <table:table-cell office:value-type="float" office:value="245.64" calcext:value-type="float">
            <text:p>245.6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303" calcext:value-type="float">
            <text:p>-303</text:p>
          </table:table-cell>
          <table:table-cell office:value-type="float" office:value="28.52" calcext:value-type="float">
            <text:p>28.52</text:p>
          </table:table-cell>
          <table:table-cell office:value-type="float" office:value="-114.08" calcext:value-type="float">
            <text:p>-114.08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259" calcext:value-type="float">
            <text:p>-259</text:p>
          </table:table-cell>
          <table:table-cell office:value-type="float" office:value="-58.88" calcext:value-type="float">
            <text:p>-58.88</text:p>
          </table:table-cell>
          <table:table-cell office:value-type="float" office:value="-73.6" calcext:value-type="float">
            <text:p>-73.6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office:value-type="float" office:value="-34.96" calcext:value-type="float">
            <text:p>-34.96</text:p>
          </table:table-cell>
          <table:table-cell office:value-type="float" office:value="231.84" calcext:value-type="float">
            <text:p>231.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office:value-type="float" office:value="80.04" calcext:value-type="float">
            <text:p>80.04</text:p>
          </table:table-cell>
          <table:table-cell office:value-type="float" office:value="217.12" calcext:value-type="float">
            <text:p>217.12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47" calcext:value-type="float">
            <text:p>147</text:p>
          </table:table-cell>
          <table:table-cell office:value-type="float" office:value="50.6" calcext:value-type="float">
            <text:p>50.6</text:p>
          </table:table-cell>
          <table:table-cell office:value-type="float" office:value="299.92" calcext:value-type="float">
            <text:p>299.92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42" calcext:value-type="float">
            <text:p>-142</text:p>
          </table:table-cell>
          <table:table-cell office:value-type="float" office:value="-82.8" calcext:value-type="float">
            <text:p>-82.8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315" calcext:value-type="float">
            <text:p>-315</text:p>
          </table:table-cell>
          <table:table-cell office:value-type="float" office:value="19.32" calcext:value-type="float">
            <text:p>19.32</text:p>
          </table:table-cell>
          <table:table-cell office:value-type="float" office:value="-125.12" calcext:value-type="float">
            <text:p>-125.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43" calcext:value-type="float">
            <text:p>-343</text:p>
          </table:table-cell>
          <table:table-cell office:value-type="float" office:value="242.88" calcext:value-type="float">
            <text:p>242.88</text:p>
          </table:table-cell>
          <table:table-cell office:value-type="float" office:value="-150.88" calcext:value-type="float">
            <text:p>-150.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float" office:value="312.8" calcext:value-type="float">
            <text:p>312.8</text:p>
          </table:table-cell>
          <table:table-cell office:value-type="float" office:value="194.12" calcext:value-type="float">
            <text:p>194.12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88" calcext:value-type="float">
            <text:p>88</text:p>
          </table:table-cell>
          <table:table-cell office:value-type="float" office:value="-29.44" calcext:value-type="float">
            <text:p>-29.44</text:p>
          </table:table-cell>
          <table:table-cell office:value-type="float" office:value="245.64" calcext:value-type="float">
            <text:p>245.64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10" calcext:value-type="float">
            <text:p>10</text:p>
          </table:table-cell>
          <table:table-cell office:value-type="float" office:value="-172.04" calcext:value-type="float">
            <text:p>-172.04</text:p>
          </table:table-cell>
          <table:table-cell office:value-type="float" office:value="173.88" calcext:value-type="float">
            <text:p>173.88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93" calcext:value-type="float">
            <text:p>-93</text:p>
          </table:table-cell>
          <table:table-cell office:value-type="float" office:value="-87.4" calcext:value-type="float">
            <text:p>-87.4</text:p>
          </table:table-cell>
          <table:table-cell office:value-type="float" office:value="79.12" calcext:value-type="float">
            <text:p>79.12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316" calcext:value-type="float">
            <text:p>-316</text:p>
          </table:table-cell>
          <table:table-cell office:value-type="float" office:value="-41.4" calcext:value-type="float">
            <text:p>-41.4</text:p>
          </table:table-cell>
          <table:table-cell office:value-type="float" office:value="-126.04" calcext:value-type="float">
            <text:p>-126.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3" calcext:value-type="float">
            <text:p>-333</text:p>
          </table:table-cell>
          <table:table-cell office:value-type="float" office:value="143.52" calcext:value-type="float">
            <text:p>143.52</text:p>
          </table:table-cell>
          <table:table-cell office:value-type="float" office:value="-141.68" calcext:value-type="float">
            <text:p>-141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21" calcext:value-type="float">
            <text:p>-321</text:p>
          </table:table-cell>
          <table:table-cell office:value-type="float" office:value="126.04" calcext:value-type="float">
            <text:p>126.04</text:p>
          </table:table-cell>
          <table:table-cell office:value-type="float" office:value="-130.64" calcext:value-type="float">
            <text:p>-130.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54" calcext:value-type="float">
            <text:p>-354</text:p>
          </table:table-cell>
          <table:table-cell office:value-type="float" office:value="142.6" calcext:value-type="float">
            <text:p>142.6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77.56" calcext:value-type="float">
            <text:p>177.56</text:p>
          </table:table-cell>
          <table:table-cell office:value-type="float" office:value="300.84" calcext:value-type="float">
            <text:p>300.8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95" calcext:value-type="float">
            <text:p>95</text:p>
          </table:table-cell>
          <table:table-cell office:value-type="float" office:value="-0.92" calcext:value-type="float">
            <text:p>-0.92</text:p>
          </table:table-cell>
          <table:table-cell office:value-type="float" office:value="252.08" calcext:value-type="float">
            <text:p>252.08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21" calcext:value-type="float">
            <text:p>-21</text:p>
          </table:table-cell>
          <table:table-cell office:value-type="float" office:value="-58.88" calcext:value-type="float">
            <text:p>-58.88</text:p>
          </table:table-cell>
          <table:table-cell office:value-type="float" office:value="145.36" calcext:value-type="float">
            <text:p>145.3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143" calcext:value-type="float">
            <text:p>-143</text:p>
          </table:table-cell>
          <table:table-cell office:value-type="float" office:value="18.4" calcext:value-type="float">
            <text:p>18.4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14" calcext:value-type="float">
            <text:p>-314</text:p>
          </table:table-cell>
          <table:table-cell office:value-type="float" office:value="134.32" calcext:value-type="float">
            <text:p>134.32</text:p>
          </table:table-cell>
          <table:table-cell office:value-type="float" office:value="-124.2" calcext:value-type="float">
            <text:p>-124.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4" calcext:value-type="float">
            <text:p>-384</text:p>
          </table:table-cell>
          <table:table-cell office:value-type="float" office:value="80.96" calcext:value-type="float">
            <text:p>80.96</text:p>
          </table:table-cell>
          <table:table-cell office:value-type="float" office:value="-188.6" calcext:value-type="float">
            <text:p>-188.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334" calcext:value-type="float">
            <text:p>-334</text:p>
          </table:table-cell>
          <table:table-cell office:value-type="float" office:value="46.92" calcext:value-type="float">
            <text:p>46.92</text:p>
          </table:table-cell>
          <table:table-cell office:value-type="float" office:value="-142.6" calcext:value-type="float">
            <text:p>-142.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76" calcext:value-type="float">
            <text:p>-76</text:p>
          </table:table-cell>
          <table:table-cell office:value-type="float" office:value="329.36" calcext:value-type="float">
            <text:p>329.36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215.28" calcext:value-type="float">
            <text:p>215.28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7" calcext:value-type="float">
            <text:p>107</text:p>
          </table:table-cell>
          <table:table-cell office:value-type="float" office:value="-17.48" calcext:value-type="float">
            <text:p>-17.48</text:p>
          </table:table-cell>
          <table:table-cell office:value-type="float" office:value="263.12" calcext:value-type="float">
            <text:p>263.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185.84" calcext:value-type="float">
            <text:p>185.84</text:p>
          </table:table-cell>
          <table:table-cell office:value-type="float" office:value="328.44" calcext:value-type="float">
            <text:p>328.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97" calcext:value-type="float">
            <text:p>-197</text:p>
          </table:table-cell>
          <table:table-cell office:value-type="float" office:value="308.2" calcext:value-type="float">
            <text:p>308.2</text:p>
          </table:table-cell>
          <table:table-cell office:value-type="float" office:value="-16.56" calcext:value-type="float">
            <text:p>-16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71" calcext:value-type="float">
            <text:p>-271</text:p>
          </table:table-cell>
          <table:table-cell office:value-type="float" office:value="84.64" calcext:value-type="float">
            <text:p>84.64</text:p>
          </table:table-cell>
          <table:table-cell office:value-type="float" office:value="-84.64" calcext:value-type="float">
            <text:p>-84.64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31" calcext:value-type="float">
            <text:p>-231</text:p>
          </table:table-cell>
          <table:table-cell office:value-type="float" office:value="-60.72" calcext:value-type="float">
            <text:p>-60.72</text:p>
          </table:table-cell>
          <table:table-cell office:value-type="float" office:value="-47.84" calcext:value-type="float">
            <text:p>-47.84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221" calcext:value-type="float">
            <text:p>-221</text:p>
          </table:table-cell>
          <table:table-cell office:value-type="float" office:value="-109.48" calcext:value-type="float">
            <text:p>-109.48</text:p>
          </table:table-cell>
          <table:table-cell office:value-type="float" office:value="-38.64" calcext:value-type="float">
            <text:p>-38.6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318" calcext:value-type="float">
            <text:p>-318</text:p>
          </table:table-cell>
          <table:table-cell office:value-type="float" office:value="33.12" calcext:value-type="float">
            <text:p>33.12</text:p>
          </table:table-cell>
          <table:table-cell office:value-type="float" office:value="-127.88" calcext:value-type="float">
            <text:p>-127.88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89" calcext:value-type="float">
            <text:p>89</text:p>
          </table:table-cell>
          <table:table-cell office:value-type="float" office:value="-69.92" calcext:value-type="float">
            <text:p>-69.92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248.4" calcext:value-type="float">
            <text:p>248.4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15" calcext:value-type="float">
            <text:p>-215</text:p>
          </table:table-cell>
          <table:table-cell office:value-type="float" office:value="330.28" calcext:value-type="float">
            <text:p>330.28</text:p>
          </table:table-cell>
          <table:table-cell office:value-type="float" office:value="-33.12" calcext:value-type="float">
            <text:p>-33.1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11" calcext:value-type="float">
            <text:p>-311</text:p>
          </table:table-cell>
          <table:table-cell office:value-type="float" office:value="48.76" calcext:value-type="float">
            <text:p>48.76</text:p>
          </table:table-cell>
          <table:table-cell office:value-type="float" office:value="-121.44" calcext:value-type="float">
            <text:p>-121.44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3" calcext:value-type="float">
            <text:p>-153</text:p>
          </table:table-cell>
          <table:table-cell office:value-type="float" office:value="-79.12" calcext:value-type="float">
            <text:p>-79.12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69" calcext:value-type="float">
            <text:p>-69</text:p>
          </table:table-cell>
          <table:table-cell office:value-type="float" office:value="-79.12" calcext:value-type="float">
            <text:p>-79.12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0" calcext:value-type="float">
            <text:p>120</text:p>
          </table:table-cell>
          <table:table-cell office:value-type="float" office:value="34.04" calcext:value-type="float">
            <text:p>34.04</text:p>
          </table:table-cell>
          <table:table-cell office:value-type="float" office:value="275.08" calcext:value-type="float">
            <text:p>275.0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6" calcext:value-type="float">
            <text:p>136</text:p>
          </table:table-cell>
          <table:table-cell office:value-type="float" office:value="78.2" calcext:value-type="float">
            <text:p>78.2</text:p>
          </table:table-cell>
          <table:table-cell office:value-type="float" office:value="289.8" calcext:value-type="float">
            <text:p>289.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88" calcext:value-type="float">
            <text:p>-88</text:p>
          </table:table-cell>
          <table:table-cell office:value-type="float" office:value="332.12" calcext:value-type="float">
            <text:p>332.12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91" calcext:value-type="float">
            <text:p>-291</text:p>
          </table:table-cell>
          <table:table-cell office:value-type="float" office:value="34.04" calcext:value-type="float">
            <text:p>34.04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277" calcext:value-type="float">
            <text:p>-277</text:p>
          </table:table-cell>
          <table:table-cell office:value-type="float" office:value="2.76" calcext:value-type="float">
            <text:p>2.76</text:p>
          </table:table-cell>
          <table:table-cell office:value-type="float" office:value="-90.16" calcext:value-type="float">
            <text:p>-90.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04" calcext:value-type="float">
            <text:p>-104</text:p>
          </table:table-cell>
          <table:table-cell office:value-type="float" office:value="320.16" calcext:value-type="float">
            <text:p>320.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46" calcext:value-type="float">
            <text:p>146</text:p>
          </table:table-cell>
          <table:table-cell office:value-type="float" office:value="77.28" calcext:value-type="float">
            <text:p>77.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1" calcext:value-type="float">
            <text:p>101</text:p>
          </table:table-cell>
          <table:table-cell office:value-type="float" office:value="-17.48" calcext:value-type="float">
            <text:p>-17.48</text:p>
          </table:table-cell>
          <table:table-cell office:value-type="float" office:value="257.6" calcext:value-type="float">
            <text:p>257.6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47" calcext:value-type="float">
            <text:p>-47</text:p>
          </table:table-cell>
          <table:table-cell office:value-type="float" office:value="-76.36" calcext:value-type="float">
            <text:p>-76.36</text:p>
          </table:table-cell>
          <table:table-cell office:value-type="float" office:value="121.44" calcext:value-type="float">
            <text:p>121.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35" calcext:value-type="float">
            <text:p>-335</text:p>
          </table:table-cell>
          <table:table-cell office:value-type="float" office:value="126.96" calcext:value-type="float">
            <text:p>126.96</text:p>
          </table:table-cell>
          <table:table-cell office:value-type="float" office:value="-143.52" calcext:value-type="float">
            <text:p>-143.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07" calcext:value-type="float">
            <text:p>-307</text:p>
          </table:table-cell>
          <table:table-cell office:value-type="float" office:value="136.16" calcext:value-type="float">
            <text:p>136.16</text:p>
          </table:table-cell>
          <table:table-cell office:value-type="float" office:value="-117.76" calcext:value-type="float">
            <text:p>-117.7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2" calcext:value-type="float">
            <text:p>-102</text:p>
          </table:table-cell>
          <table:table-cell office:value-type="float" office:value="329.36" calcext:value-type="float">
            <text:p>329.36</text:p>
          </table:table-cell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32" calcext:value-type="float">
            <text:p>132</text:p>
          </table:table-cell>
          <table:table-cell office:value-type="float" office:value="43.24" calcext:value-type="float">
            <text:p>43.24</text:p>
          </table:table-cell>
          <table:table-cell office:value-type="float" office:value="286.12" calcext:value-type="float">
            <text:p>286.12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89" calcext:value-type="float">
            <text:p>-89</text:p>
          </table:table-cell>
          <table:table-cell office:value-type="float" office:value="-71.76" calcext:value-type="float">
            <text:p>-71.76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7" calcext:value-type="float">
            <text:p>-127</text:p>
          </table:table-cell>
          <table:table-cell office:value-type="float" office:value="-74.52" calcext:value-type="float">
            <text:p>-74.52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34" calcext:value-type="float">
            <text:p>-334</text:p>
          </table:table-cell>
          <table:table-cell office:value-type="float" office:value="99.36" calcext:value-type="float">
            <text:p>99.36</text:p>
          </table:table-cell>
          <table:table-cell office:value-type="float" office:value="-142.6" calcext:value-type="float">
            <text:p>-142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92" calcext:value-type="float">
            <text:p>-392</text:p>
          </table:table-cell>
          <table:table-cell office:value-type="float" office:value="126.96" calcext:value-type="float">
            <text:p>126.96</text:p>
          </table:table-cell>
          <table:table-cell office:value-type="float" office:value="-195.96" calcext:value-type="float">
            <text:p>-195.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01" calcext:value-type="float">
            <text:p>-301</text:p>
          </table:table-cell>
          <table:table-cell office:value-type="float" office:value="144.44" calcext:value-type="float">
            <text:p>144.44</text:p>
          </table:table-cell>
          <table:table-cell office:value-type="float" office:value="-112.24" calcext:value-type="float">
            <text:p>-112.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99.92" calcext:value-type="float">
            <text:p>299.92</text:p>
          </table:table-cell>
          <table:table-cell office:value-type="float" office:value="169.28" calcext:value-type="float">
            <text:p>169.2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37" calcext:value-type="float">
            <text:p>137</text:p>
          </table:table-cell>
          <table:table-cell office:value-type="float" office:value="45.08" calcext:value-type="float">
            <text:p>45.08</text:p>
          </table:table-cell>
          <table:table-cell office:value-type="float" office:value="290.72" calcext:value-type="float">
            <text:p>290.72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12" calcext:value-type="float">
            <text:p>-112</text:p>
          </table:table-cell>
          <table:table-cell office:value-type="float" office:value="-73.6" calcext:value-type="float">
            <text:p>-73.6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278" calcext:value-type="float">
            <text:p>-278</text:p>
          </table:table-cell>
          <table:table-cell office:value-type="float" office:value="-101.2" calcext:value-type="float">
            <text:p>-101.2</text:p>
          </table:table-cell>
          <table:table-cell office:value-type="float" office:value="-91.08" calcext:value-type="float">
            <text:p>-91.08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27" calcext:value-type="float">
            <text:p>-427</text:p>
          </table:table-cell>
          <table:table-cell office:value-type="float" office:value="-56.12" calcext:value-type="float">
            <text:p>-56.12</text:p>
          </table:table-cell>
          <table:table-cell office:value-type="float" office:value="-228.16" calcext:value-type="float">
            <text:p>-228.16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344" calcext:value-type="float">
            <text:p>-344</text:p>
          </table:table-cell>
          <table:table-cell office:value-type="float" office:value="-44.16" calcext:value-type="float">
            <text:p>-44.16</text:p>
          </table:table-cell>
          <table:table-cell office:value-type="float" office:value="-151.8" calcext:value-type="float">
            <text:p>-151.8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74" calcext:value-type="float">
            <text:p>74</text:p>
          </table:table-cell>
          <table:table-cell office:value-type="float" office:value="-47.84" calcext:value-type="float">
            <text:p>-47.84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04.88" calcext:value-type="float">
            <text:p>104.88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73.24" calcext:value-type="float">
            <text:p>273.24</text:p>
          </table:table-cell>
          <table:table-cell office:value-type="float" office:value="199.64" calcext:value-type="float">
            <text:p>199.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59" calcext:value-type="float">
            <text:p>-259</text:p>
          </table:table-cell>
          <table:table-cell office:value-type="float" office:value="240.12" calcext:value-type="float">
            <text:p>240.12</text:p>
          </table:table-cell>
          <table:table-cell office:value-type="float" office:value="-73.6" calcext:value-type="float">
            <text:p>-7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07:33.148680945</meta:creation-date>
    <dc:date>2015-07-13T10:24:59.400962338</dc:date>
    <meta:editing-duration>PT2M16S</meta:editing-duration>
    <meta:editing-cycles>1</meta:editing-cycles>
    <meta:document-statistic meta:table-count="1" meta:cell-count="400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1:Sheet1.B100" svg:x="0.319cm" svg:y="0.18cm" svg:width="13.097cm" svg:height="8.645cm">
          <chartooo:coordinate-region svg:x="0.65cm" svg:y="0.379cm" svg:width="12.48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">
                <text:p>189</text:p>
                <draw:g>
                  <svg:desc>Sheet1.A1:Sheet1.A100</svg:desc>
                </draw:g>
              </table:table-cell>
              <table:table-cell office:value-type="float" office:value="111">
                <text:p>111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">
                <text:p>28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9">
                <text:p>-109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6">
                <text:p>-126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5">
                <text:p>-18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1">
                <text:p>-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4">
                <text:p>-1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9">
                <text:p>-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1">
                <text:p>-18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7">
                <text:p>-17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">
                <text:p>212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6">
                <text:p>29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">
                <text:p>1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">
                <text:p>1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7">
                <text:p>-7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8">
                <text:p>-1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5">
                <text:p>-11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2">
                <text:p>-62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">
                <text:p>1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8">
                <text:p>-58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3">
                <text:p>-153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9">
                <text:p>-179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8">
                <text:p>-68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">
                <text:p>175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1">
                <text:p>2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1">
                <text:p>-1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6">
                <text:p>-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4">
                <text:p>-18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0">
                <text:p>-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3">
                <text:p>-15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9">
                <text:p>-6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">
                <text:p>-38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9">
                <text:p>26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8">
                <text:p>-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3">
                <text:p>1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6">
                <text:p>24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5">
                <text:p>-15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8">
                <text:p>-20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3">
                <text:p>-53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5">
                <text:p>-1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">
                <text:p>27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6">
                <text:p>-36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5">
                <text:p>-17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75">
                <text:p>-17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2">
                <text:p>-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">
                <text:p>-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2">
                <text:p>27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2">
                <text:p>-52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6">
                <text:p>-86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9">
                <text:p>25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8">
                <text:p>-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2">
                <text:p>-17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9">
                <text:p>26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2">
                <text:p>-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7">
                <text:p>-16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0">
                <text:p>-17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0">
                <text:p>-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9">
                <text:p>-16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99">
                <text:p>-199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50">
                <text:p>-150</text:p>
              </table:table-cell>
              <table:table-cell office:value-type="float" office:value="-427">
                <text:p>-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7">
                <text:p>-137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41">
                <text:p>-1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-259">
                <text:p>-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